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Calibri" svg:font-family="Calibri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fo:color="#000000" style:font-name="Arial" fo:font-size="11pt" style:text-underline-style="none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1pt" fo:letter-spacing="normal" fo:language="en" fo:country="US" fo:font-style="normal" style:text-underline-style="none" fo:font-weight="normal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  <style:text-properties fo:font-variant="normal" fo:text-transform="none" fo:color="#000000" style:font-name="Arial" fo:font-size="11pt" fo:letter-spacing="normal" fo:language="en" fo:country="US" fo:font-style="normal" style:text-underline-style="none" fo:font-weight="normal" style:font-size-asian="11pt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style:font-name="Arial1" fo:font-size="8.30000019073486pt" fo:letter-spacing="normal" fo:font-style="normal" fo:font-weight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8" style:family="paragraph" style:parent-style-name="Text_20_body">
      <style:text-properties style:font-name="Arial" fo:font-size="10pt" style:font-size-asian="10pt" style:font-size-complex="10pt"/>
    </style:style>
    <style:style style:name="P9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fo:color="#000000" style:font-name="Arial" fo:font-size="11pt" style:text-underline-style="none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language="en" fo:country="US" fo:font-style="normal" style:text-underline-style="none" fo:font-weight="normal" style:font-size-asian="11pt" style:font-size-complex="11pt"/>
    </style:style>
    <style:style style:name="T3" style:family="text">
      <style:text-properties fo:font-variant="normal" fo:text-transform="none" style:font-name="Calibri" fo:font-size="10.1999998092651pt" fo:letter-spacing="normal" fo:font-style="normal" fo:font-weight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gin Lojas </text:p>
      <text:p text:style-name="P2">(Google Play e App Store)</text:p>
      <text:p text:style-name="P2"/>
      <text:p text:style-name="P3">Google Play:</text:p>
      <text:p text:style-name="P3"><text:bookmark text:name="LPlnk382003"/><text:a xlink:type="simple" xlink:href="https://play.google.com/apps/publish/?account=6403002569328141890#AppDashboardPlace:p=com.startupbit.liberi&amp;appid=4974858602218109965" office:target-frame-name="_blank" xlink:show="new" text:style-name="Internet_20_link" text:visited-style-name="Visited_20_Internet_20_Link"><text:span text:style-name="T3">https://play.google.com/apps/publish/?account=6403002569328141890#AppDashboardPlace:p=com.startupbit.liberi&amp;appid=4974858602218109965</text:span></text:a></text:p>
      <text:p text:style-name="P2">ed.intersaberes@gmail.com</text:p>
      <text:p text:style-name="P2">EdIntersaberes</text:p>
      <text:p text:style-name="P2"/>
      <text:p text:style-name="P3">App Store:</text:p>
      <text:p text:style-name="P10"><text:a xlink:type="simple" xlink:href="https://developer.apple.com/account/#/overview/P7R3585H2G" text:style-name="Internet_20_link" text:visited-style-name="Visited_20_Internet_20_Link">https://developer.apple.com/account/#/overview/P7R3585H2G</text:a></text:p>
      <text:p text:style-name="P8"><text:a xlink:type="simple" xlink:href="mailto:administrativo@editoraintersaberes.com.br" office:target-frame-name="_blank" xlink:show="new" text:style-name="Internet_20_link" text:visited-style-name="Visited_20_Internet_20_Link"><text:span text:style-name="T2">administrativo@editoraintersaberes.com.br</text:span></text:a></text:p>
      <text:p text:style-name="P5">Editoraintersaberes2018</text:p>
      <text:p text:style-name="P5"/>
      <text:p text:style-name="P3">AppCenter:</text:p>
      <text:p text:style-name="P3"><text:a xlink:type="simple" xlink:href="https://appcenter.ms/apps" text:style-name="Internet_20_link" text:visited-style-name="Visited_20_Internet_20_Link"><text:span text:style-name="T4">https://appcenter.ms/apps</text:span></text:a></text:p>
      <text:p text:style-name="P6"><text:span text:style-name="T1">renan.rocha</text:span><text:a xlink:type="simple" xlink:href="mailto:startupbit.firebase@gmail.com" text:style-name="Internet_20_link" text:visited-style-name="Visited_20_Internet_20_Link">@startupbit.com</text:a><text:span text:style-name="T1">.br</text:span></text:p>
      <text:p text:style-name="P7">Rochas1973</text:p>
      <text:p text:style-name="P2"/>
      <text:p text:style-name="P3">Firebase:</text:p>
      <text:p text:style-name="P6"><text:a xlink:type="simple" xlink:href="mailto:startupbit.firebase@gmail.com" text:style-name="Internet_20_link" text:visited-style-name="Visited_20_Internet_20_Link"><text:span text:style-name="T1">startupbit.firebase@gmail.com</text:span></text:a></text:p>
      <text:p text:style-name="P4">mudar123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Calibri" svg:font-family="Calibri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nan Toniolo Rocha</meta:initial-creator>
    <meta:creation-date>2018-10-03T15:39:03</meta:creation-date>
    <dc:date>2018-10-29T14:18:50</dc:date>
    <dc:creator>Renan Toniolo Rocha</dc:creator>
    <meta:editing-duration>PT29M28S</meta:editing-duration>
    <meta:editing-cycles>5</meta:editing-cycles>
    <meta:generator>OpenOffice/4.1.5$Unix OpenOffice.org_project/415m1$Build-9789</meta:generator>
    <meta:document-statistic meta:table-count="0" meta:image-count="0" meta:object-count="0" meta:page-count="1" meta:paragraph-count="17" meta:word-count="24" meta:character-count="472"/>
  </office:meta>
</office:document-meta>
</file>